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gif" manifest:full-path="Pictures/10000200000000C800000107229588CD.gif"/>
  <manifest:file-entry manifest:media-type="image/gif" manifest:full-path="Pictures/10000000000000B40000008B7D64B8E8.gif"/>
  <manifest:file-entry manifest:media-type="image/jpeg" manifest:full-path="Pictures/10000000000001C2000001491E402ACE.jpg"/>
  <manifest:file-entry manifest:media-type="image/png" manifest:full-path="Pictures/1000020100000320000003E802AFB455.png"/>
  <manifest:file-entry manifest:media-type="image/jpeg" manifest:full-path="Pictures/10000000000004B0000003ED20882E38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6.35cm" svg:x="12.338cm" svg:y="2.04cm">
          <draw:image xlink:href="Pictures/10000000000004B0000003ED20882E38.jpg" xlink:type="simple" xlink:show="embed" xlink:actuate="onLoad">
            <text:p/>
          </draw:image>
        </draw:frame>
        <draw:frame draw:style-name="gr1" draw:text-style-name="P1" draw:layer="layout" svg:width="6.168cm" svg:height="7.154cm" svg:x="19.232cm" svg:y="9.906cm">
          <draw:image xlink:href="Pictures/1000020100000320000003E802AFB455.png" xlink:type="simple" xlink:show="embed" xlink:actuate="onLoad">
            <text:p/>
          </draw:image>
        </draw:frame>
        <draw:frame draw:style-name="gr1" draw:text-style-name="P1" draw:layer="layout" svg:width="8.72cm" svg:height="5.588cm" svg:x="2.686cm" svg:y="1.532cm">
          <draw:image xlink:href="Pictures/10000000000001C2000001491E402ACE.jpg" xlink:type="simple" xlink:show="embed" xlink:actuate="onLoad">
            <text:p/>
          </draw:image>
        </draw:frame>
        <draw:frame draw:style-name="gr1" draw:text-style-name="P1" draw:layer="layout" svg:width="4.762cm" svg:height="3.677cm" svg:x="13.39cm" svg:y="14.732cm">
          <draw:image xlink:href="Pictures/10000000000000B40000008B7D64B8E8.gif" xlink:type="simple" xlink:show="embed" xlink:actuate="onLoad">
            <text:p/>
          </draw:image>
        </draw:frame>
        <draw:frame draw:style-name="gr1" draw:text-style-name="P1" draw:layer="layout" svg:width="5.291cm" svg:height="6.958cm" svg:x="20.001cm" svg:y="1.024cm">
          <draw:image xlink:href="Pictures/10000200000000C800000107229588CD.gif" xlink:type="simple" xlink:show="embed" xlink:actuate="onLoad">
            <text:p/>
          </draw:image>
        </draw:frame>
        <draw:frame draw:style-name="gr1" draw:text-style-name="P1" draw:layer="layout" svg:width="8.72cm" svg:height="5.588cm" svg:x="2.214cm" svg:y="12.954cm">
          <draw:image xlink:href="Pictures/10000000000001C2000001491E402ACE.jpg" xlink:type="simple" xlink:show="embed" xlink:actuate="onLoad">
            <text:p/>
          </draw:image>
        </draw:frame>
        <draw:frame draw:style-name="gr1" draw:text-style-name="P1" draw:layer="layout" svg:width="4.762cm" svg:height="3.677cm" svg:x="12.882cm" svg:y="12.579cm">
          <draw:image xlink:href="Pictures/10000000000000B40000008B7D64B8E8.gif" xlink:type="simple" xlink:show="embed" xlink:actuate="onLoad">
            <text:p/>
          </draw:image>
        </draw:frame>
        <draw:frame draw:style-name="gr1" draw:text-style-name="P1" draw:layer="layout" svg:width="4.762cm" svg:height="3.677cm" svg:x="12.374cm" svg:y="10.16cm">
          <draw:image xlink:href="Pictures/10000000000000B40000008B7D64B8E8.gif" xlink:type="simple" xlink:show="embed" xlink:actuate="onLoad">
            <text:p/>
          </draw:image>
        </draw:frame>
        <draw:line draw:style-name="gr2" draw:text-style-name="P1" draw:layer="layout" svg:x1="0.508cm" svg:y1="9.398cm" svg:x2="27.686cm" svg:y2="9.398cm">
          <text:p/>
        </draw:line>
        <draw:frame draw:style-name="gr3" draw:layer="layout" svg:width="4.572cm" svg:height="0.962cm" svg:x="0.762cm" svg:y="0.762cm">
          <draw:text-box>
            <text:p>Before</text:p>
          </draw:text-box>
        </draw:frame>
        <draw:frame draw:style-name="gr3" draw:layer="layout" svg:width="4.572cm" svg:height="0.962cm" svg:x="0.762cm" svg:y="10.468cm">
          <draw:text-box>
            <text:p>After</text:p>
          </draw:text-box>
        </draw:frame>
        <draw:frame draw:style-name="gr4" draw:layer="layout" svg:width="14.595cm" svg:height="0.962cm" svg:x="8.265cm" svg:y="19.558cm">
          <draw:text-box>
            <text:p><text:a xlink:href="http://sd-21725.dedibox.fr/cleverTaxes/code/client/">http://sd-21725.dedibox.fr/cleverTaxes/code/client/</text:a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ent André</meta:initial-creator>
    <meta:creation-date>2014-01-11T08:57:15</meta:creation-date>
    <meta:editing-duration>PT8M44S</meta:editing-duration>
    <meta:editing-cycles>3</meta:editing-cycles>
    <dc:date>2014-01-11T09:05:56</dc:date>
    <dc:creator>Florent André</dc:creator>
    <meta:generator>OpenOffice/4.0.0$Unix OpenOffice.org_project/400m3$Build-9702</meta:generator>
    <meta:document-statistic meta:object-count="35"/>
  </office:meta>
</office:document-meta>
</file>